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rsid="00176fb0" officeooo:paragraph-rsid="00176fb0"/>
    </style:style>
    <style:style style:name="P2" style:family="paragraph" style:parent-style-name="Preformatted_20_Text">
      <style:paragraph-properties fo:margin-top="0in" fo:margin-bottom="0.1965in" loext:contextual-spacing="false" fo:padding="0.0291in" fo:border-left="none" fo:border-right="none" fo:border-top="none" fo:border-bottom="0.99pt solid #000000" style:join-border="false"/>
      <style:text-properties officeooo:rsid="00176fb0" officeooo:paragraph-rsid="00176f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gi</text:p>
      <text:p text:style-name="P1">Allomyces macrogynus</text:p>
      <text:p text:style-name="P1">Aspergillus fumigatus</text:p>
      <text:p text:style-name="P1">Mortierella verticillata Whole genome</text:p>
      <text:p text:style-name="P1">Neurospora crassa</text:p>
      <text:p text:style-name="P1">Rhizopus oryzae</text:p>
      <text:p text:style-name="P1">Saccharomyces cerevisiae</text:p>
      <text:p text:style-name="P2">Spizellomyces punctatus </text:p>
      <text:p text:style-name="P1"/>
      <text:p text:style-name="P1">Ichthyosporea</text:p>
      <text:p text:style-name="P1">Amoebidium parasiticum</text:p>
      <text:p text:style-name="P1">Capsaspora owczarzaki </text:p>
      <text:p text:style-name="P1">Ministeria vibrans</text:p>
      <text:p text:style-name="P2">Sphaeroforma arctica </text:p>
      <text:p text:style-name="P1"/>
      <text:p text:style-name="P1">Choanoflagellata</text:p>
      <text:p text:style-name="P1">Acanthoeca spectabilis</text:p>
      <text:p text:style-name="P1">Monosiga brevicollis</text:p>
      <text:p text:style-name="P1">Monosiga ovata</text:p>
      <text:p text:style-name="P1">Salpingoeca pyxidium</text:p>
      <text:p text:style-name="P2">Salpingoeca rosetta Illumina</text:p>
      <text:p text:style-name="P1"/>
      <text:p text:style-name="P1">Placozoa</text:p>
      <text:p text:style-name="P2">Trichoplax adhaerans</text:p>
      <text:p text:style-name="P1">Cnidaria</text:p>
      <text:p text:style-name="P1">Acropora digitifera</text:p>
      <text:p text:style-name="P1"><text:soft-page-break/>Abylopsis tetragona</text:p>
      <text:p text:style-name="P1">Bolocera tuediae</text:p>
      <text:p text:style-name="P1">Agalma elegans</text:p>
      <text:p text:style-name="P1">Nanomia bijuga</text:p>
      <text:p text:style-name="P1">Aiptasia pallida</text:p>
      <text:p text:style-name="P1">Aurelia aurita</text:p>
      <text:p text:style-name="P1">Eunicella verrucosa</text:p>
      <text:p text:style-name="P1">Hydra oligactis</text:p>
      <text:p text:style-name="P1">Hydra viridissima</text:p>
      <text:p text:style-name="P1">Hormathia digitata</text:p>
      <text:p text:style-name="P1">Hydra vulgaris</text:p>
      <text:p text:style-name="P1">Nematostella vectensis</text:p>
      <text:p text:style-name="P1">Periphylla periphylla</text:p>
      <text:p text:style-name="P1">Physalia physalis</text:p>
      <text:p text:style-name="P1">Platygyra carnosus</text:p>
      <text:p text:style-name="P2">Craseoa lathetica</text:p>
      <text:p text:style-name="P1">Porifera</text:p>
      <text:p text:style-name="P1">Amphimedon</text:p>
      <text:p text:style-name="P1">queenslandica</text:p>
      <text:p text:style-name="P1">Aphrocallistes vastus</text:p>
      <text:p text:style-name="P1">Chondrilla nucula</text:p>
      <text:p text:style-name="P1">Corticium candelabrum</text:p>
      <text:p text:style-name="P1">Crella elegans</text:p>
      <text:p text:style-name="P1">Ephydatia muelleri</text:p>
      <text:p text:style-name="P1">Hyalonema populiferum</text:p>
      <text:p text:style-name="P1">Ircinia fasciculata</text:p>
      <text:p text:style-name="P1">Kirkpatrickia variolosa</text:p>
      <text:p text:style-name="P1"><text:soft-page-break/>Latrunculia apicalis</text:p>
      <text:p text:style-name="P1">Oscarella carmela</text:p>
      <text:p text:style-name="P1">Petrosia ficiformis</text:p>
      <text:p text:style-name="P1">Pseudospongosorites</text:p>
      <text:p text:style-name="P1">suberitoides</text:p>
      <text:p text:style-name="P1">Rossella fibulata</text:p>
      <text:p text:style-name="P1">Spongilla alba</text:p>
      <text:p text:style-name="P1">Sycon coactum</text:p>
      <text:p text:style-name="P1">Sympagella nux</text:p>
      <text:p text:style-name="P1">Tethya wilhelma</text:p>
      <text:p text:style-name="P2"/>
      <text:p text:style-name="P1">Ctenophora</text:p>
      <text:p text:style-name="P1">Beroe abyssicola</text:p>
      <text:p text:style-name="P1">Bolinopsis infundibulum</text:p>
      <text:p text:style-name="P1">Coeloplana astericola</text:p>
      <text:p text:style-name="P1">Dryodora glandiformis</text:p>
      <text:p text:style-name="P1">Euplokamis dunlapae</text:p>
      <text:p text:style-name="P1">Mertensiidae sp.</text:p>
      <text:p text:style-name="P1">Mnemiopsis leidyi</text:p>
      <text:p text:style-name="P1">Pleurobrachia bachei</text:p>
      <text:p text:style-name="P1">Pleurobrachia sp.</text:p>
      <text:p text:style-name="P2">Vallicula sp.</text:p>
      <text:p text:style-name="P1">Bilateria</text:p>
      <text:p text:style-name="P1">Homo sapiens</text:p>
      <text:p text:style-name="P1">Danio rerio</text:p>
      <text:p text:style-name="P1">Petromyzon_marinus</text:p>
      <text:p text:style-name="P1"><text:soft-page-break/>Saccoglossus kowalevskii</text:p>
      <text:p text:style-name="P1">Strongylocentrotus</text:p>
      <text:p text:style-name="P1">purpuratus</text:p>
      <text:p text:style-name="P1">Capitella teleta</text:p>
      <text:p text:style-name="P1">Hemithiris psittacea</text:p>
      <text:p text:style-name="P1">Lottia gigantea</text:p>
      <text:p text:style-name="P1">Tubulanus polymorphus</text:p>
      <text:p text:style-name="P1">Daphnia pulex</text:p>
      <text:p text:style-name="P1">Drosophila melanogaster</text:p>
      <text:p text:style-name="P1">Priapulus caudatus</text:p>
      <text:p text:style-name="P1">Lithobius forfica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6:07:15.362262472</meta:creation-date>
    <dc:date>2018-10-15T16:11:43.564158026</dc:date>
    <meta:editing-duration>PT4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86" meta:word-count="160" meta:character-count="1491" meta:non-whitespace-character-count="1414"/>
  </office:meta>
</office:document-meta>
</file>